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a4c84b" officeooo:paragraph-rsid="00978d7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0" style:family="paragraph" style:parent-style-name="Heading_20_2">
      <style:text-properties fo:language="en" fo:country="US" officeooo:rsid="00a7b0b3" officeooo:paragraph-rsid="00a7b0b3"/>
    </style:style>
    <style:style style:name="P21" style:family="paragraph" style:parent-style-name="Heading_20_2">
      <style:text-properties officeooo:rsid="00b9ad25" officeooo:paragraph-rsid="00b9ad25"/>
    </style:style>
    <style:style style:name="P22" style:family="paragraph" style:parent-style-name="Heading_20_3">
      <style:text-properties officeooo:rsid="00a92a75" officeooo:paragraph-rsid="00a92a75"/>
    </style:style>
    <style:style style:name="P23" style:family="paragraph" style:parent-style-name="Standard">
      <style:text-properties fo:language="ru" fo:country="RU" officeooo:rsid="00b9ad25" officeooo:paragraph-rsid="00b9ad25"/>
    </style:style>
    <style:style style:name="P24" style:family="paragraph" style:parent-style-name="Standard">
      <style:text-properties officeooo:paragraph-rsid="00b9ad25"/>
    </style:style>
    <style:style style:name="P25" style:family="paragraph" style:parent-style-name="Standard">
      <style:text-properties officeooo:rsid="00be75fe" officeooo:paragraph-rsid="00be75fe"/>
    </style:style>
    <style:style style:name="P26" style:family="paragraph" style:parent-style-name="Standard">
      <style:text-properties officeooo:rsid="00be93e0" officeooo:paragraph-rsid="00be93e0"/>
    </style:style>
    <style:style style:name="P27" style:family="paragraph" style:parent-style-name="Standard">
      <style:text-properties officeooo:rsid="00bed89f" officeooo:paragraph-rsid="00bed89f"/>
    </style:style>
    <style:style style:name="P28" style:family="paragraph" style:parent-style-name="Standard">
      <style:text-properties officeooo:rsid="00c2cab1" officeooo:paragraph-rsid="00c2cab1"/>
    </style:style>
    <style:style style:name="P2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8ed1db"/>
    </style:style>
    <style:style style:name="P32" style:family="paragraph" style:parent-style-name="Text_20_body" style:list-style-name="L1">
      <style:text-properties officeooo:paragraph-rsid="007ff007"/>
    </style:style>
    <style:style style:name="P33" style:family="paragraph" style:parent-style-name="Text_20_body" style:list-style-name="L1">
      <style:text-properties officeooo:paragraph-rsid="00920da4"/>
    </style:style>
    <style:style style:name="P34" style:family="paragraph" style:parent-style-name="Text_20_body" style:list-style-name="L1">
      <style:text-properties officeooo:rsid="009b4442" officeooo:paragraph-rsid="009d1971"/>
    </style:style>
    <style:style style:name="P35" style:family="paragraph" style:parent-style-name="Text_20_body" style:list-style-name="L1">
      <style:text-properties officeooo:rsid="0099dd06" officeooo:paragraph-rsid="0099dd06"/>
    </style:style>
    <style:style style:name="P36" style:family="paragraph" style:parent-style-name="Text_20_body" style:list-style-name="L1">
      <style:text-properties officeooo:rsid="00a05d61" officeooo:paragraph-rsid="00a05d61"/>
    </style:style>
    <style:style style:name="P37" style:family="paragraph" style:parent-style-name="Text_20_body" style:list-style-name="L1">
      <style:text-properties officeooo:rsid="00a2d5cb" officeooo:paragraph-rsid="00a2d5cb"/>
    </style:style>
    <style:style style:name="P38" style:family="paragraph" style:parent-style-name="Text_20_body" style:list-style-name="L1">
      <style:text-properties fo:language="zxx" fo:country="none" officeooo:rsid="00a59306" officeooo:paragraph-rsid="00a59306"/>
    </style:style>
    <style:style style:name="P3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74179" officeooo:paragraph-rsid="00a74179"/>
    </style:style>
    <style:style style:name="P40" style:family="paragraph" style:parent-style-name="Text_20_body">
      <style:text-properties officeooo:paragraph-rsid="00920da4"/>
    </style:style>
    <style:style style:name="P41" style:family="paragraph" style:parent-style-name="Text_20_body">
      <style:text-properties fo:language="en" fo:country="US" officeooo:rsid="00a92a75" officeooo:paragraph-rsid="00a92a75"/>
    </style:style>
    <style:style style:name="P42" style:family="paragraph" style:parent-style-name="Text_20_body">
      <style:text-properties fo:language="en" fo:country="US" officeooo:rsid="00a92a75" officeooo:paragraph-rsid="00ac492d"/>
    </style:style>
    <style:style style:name="P43" style:family="paragraph" style:parent-style-name="Text_20_body">
      <style:text-properties fo:language="en" fo:country="US" officeooo:rsid="00a92a75" officeooo:paragraph-rsid="00ad94e6"/>
    </style:style>
    <style:style style:name="P44" style:family="paragraph" style:parent-style-name="Text_20_body">
      <style:text-properties fo:language="en" fo:country="US" officeooo:rsid="00a92a75" officeooo:paragraph-rsid="00aeed32"/>
    </style:style>
    <style:style style:name="P45" style:family="paragraph" style:parent-style-name="Text_20_body">
      <style:text-properties officeooo:paragraph-rsid="00a92a75"/>
    </style:style>
    <style:style style:name="P46" style:family="paragraph" style:parent-style-name="Text_20_body">
      <style:text-properties officeooo:paragraph-rsid="00b1dd02"/>
    </style:style>
    <style:style style:name="P47" style:family="paragraph" style:parent-style-name="Text_20_body">
      <style:text-properties officeooo:rsid="00a7efc4" officeooo:paragraph-rsid="00a92a75"/>
    </style:style>
    <style:style style:name="P48" style:family="paragraph" style:parent-style-name="Text_20_body">
      <style:text-properties officeooo:paragraph-rsid="00b499a3"/>
    </style:style>
    <style:style style:name="P49" style:family="paragraph" style:parent-style-name="Text_20_body">
      <style:text-properties officeooo:rsid="00b9ad25" officeooo:paragraph-rsid="00b9ad25"/>
    </style:style>
    <style:style style:name="P50" style:family="paragraph" style:parent-style-name="Вывод_20_текст_20_в_20_консоли">
      <style:text-properties officeooo:rsid="00b9ad25" officeooo:paragraph-rsid="00b9ad25"/>
    </style:style>
    <style:style style:name="P51" style:family="paragraph" style:parent-style-name="Листинг" style:list-style-name="L1"/>
    <style:style style:name="P52" style:family="paragraph" style:parent-style-name="Листинг">
      <style:text-properties officeooo:rsid="00a7efc4" officeooo:paragraph-rsid="00a7efc4"/>
    </style:style>
    <style:style style:name="P53" style:family="paragraph" style:parent-style-name="Листинг">
      <style:text-properties officeooo:rsid="00a7efc4" officeooo:paragraph-rsid="00b78464"/>
    </style:style>
    <style:style style:name="P54" style:family="paragraph" style:parent-style-name="Листинг">
      <style:text-properties officeooo:rsid="00a7efc4" officeooo:paragraph-rsid="00b972c1"/>
    </style:style>
    <style:style style:name="P55" style:family="paragraph" style:parent-style-name="Мой_20_код" style:list-style-name="Нумерация_20_кода"/>
    <style:style style:name="P5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a623cc" fo:background-color="transparent"/>
    </style:style>
    <style:style style:name="P5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4070a0" loext:opacity="100%" fo:language="zxx" fo:country="none" fo:font-style="normal" style:text-underline-style="none" fo:font-weight="normal" fo:background-color="transparent"/>
    </style:style>
    <style:style style:name="P5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officeooo:paragraph-rsid="00a623cc" fo:background-color="transparent"/>
    </style:style>
    <style:style style:name="P6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61" style:family="paragraph" style:parent-style-name="Мой_20_код" style:list-style-name="Нумерация_20_кода">
      <style:text-properties officeooo:rsid="00a7efc4" officeooo:paragraph-rsid="00a7efc4"/>
    </style:style>
    <style:style style:name="P62" style:family="paragraph" style:parent-style-name="Мой_20_код" style:list-style-name="Нумерация_20_кода">
      <style:text-properties officeooo:rsid="00a7efc4" officeooo:paragraph-rsid="00b78464"/>
    </style:style>
    <style:style style:name="P63" style:family="paragraph" style:parent-style-name="Мой_20_код" style:list-style-name="Нумерация_20_кода">
      <style:text-properties officeooo:rsid="00a7efc4" officeooo:paragraph-rsid="00b972c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bold" officeooo:rsid="00ac492d" style:font-weight-asian="bold" style:font-weight-complex="bold"/>
    </style:style>
    <style:style style:name="T10" style:family="text">
      <style:text-properties fo:font-weight="bold" officeooo:rsid="00aeed32" style:font-weight-asian="bold" style:font-weight-complex="bold"/>
    </style:style>
    <style:style style:name="T11" style:family="text">
      <style:text-properties fo:font-weight="bold" officeooo:rsid="00b05e9c" style:font-weight-asian="bold" style:font-weight-complex="bold"/>
    </style:style>
    <style:style style:name="T12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955c5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fo:color="#4070a0" loext:opacity="100%"/>
    </style:style>
    <style:style style:name="T17" style:family="text">
      <style:text-properties fo:color="#4070a0" loext:opacity="100%" officeooo:rsid="009f74f7"/>
    </style:style>
    <style:style style:name="T18" style:family="text">
      <style:text-properties fo:color="#bbbbbb" loext:opacity="100%"/>
    </style:style>
    <style:style style:name="T19" style:family="text">
      <style:text-properties fo:color="#902000" loext:opacity="100%"/>
    </style:style>
    <style:style style:name="T20" style:family="text">
      <style:text-properties fo:color="#666666" loext:opacity="100%"/>
    </style:style>
    <style:style style:name="T21" style:family="text">
      <style:text-properties fo:color="#007020" loext:opacity="100%" fo:font-weight="bold"/>
    </style:style>
    <style:style style:name="T22" style:family="text">
      <style:text-properties fo:color="#40a070" loext:opacity="100%"/>
    </style:style>
    <style:style style:name="T23" style:family="text">
      <style:text-properties fo:color="#40a070" loext:opacity="100%" officeooo:rsid="00a4c84b"/>
    </style:style>
    <style:style style:name="T2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a6d299"/>
    </style:style>
    <style:style style:name="T27" style:family="text">
      <style:text-properties fo:language="en" fo:country="US" officeooo:rsid="00a92a75"/>
    </style:style>
    <style:style style:name="T28" style:family="text">
      <style:text-properties fo:language="en" fo:country="US" officeooo:rsid="00b1dd02"/>
    </style:style>
    <style:style style:name="T29" style:family="text">
      <style:text-properties fo:language="en" fo:country="US" officeooo:rsid="00b492be"/>
    </style:style>
    <style:style style:name="T30" style:family="text">
      <style:text-properties fo:language="en" fo:country="US" officeooo:rsid="00b499a3"/>
    </style:style>
    <style:style style:name="T31" style:family="text">
      <style:text-properties fo:language="en" fo:country="US" fo:font-weight="bold" officeooo:rsid="00a92a75" style:font-weight-asian="bold" style:font-weight-complex="bold"/>
    </style:style>
    <style:style style:name="T32" style:family="text">
      <style:text-properties fo:language="en" fo:country="US" fo:font-weight="bold" officeooo:rsid="00aa761d" style:font-weight-asian="bold" style:font-weight-complex="bold"/>
    </style:style>
    <style:style style:name="T33" style:family="text">
      <style:text-properties fo:language="en" fo:country="US" fo:font-weight="bold" officeooo:rsid="00b78464" style:font-weight-asian="bold" style:font-weight-complex="bold"/>
    </style:style>
    <style:style style:name="T34" style:family="text">
      <style:text-properties fo:language="en" fo:country="US" fo:font-weight="bold" officeooo:rsid="00b972c1" style:font-weight-asian="bold" style:font-weight-complex="bold"/>
    </style:style>
    <style:style style:name="T35" style:family="text">
      <style:text-properties fo:language="en" fo:country="US" officeooo:rsid="00b78464"/>
    </style:style>
    <style:style style:name="T36" style:family="text">
      <style:text-properties fo:language="en" fo:country="US" officeooo:rsid="00b972c1"/>
    </style:style>
    <style:style style:name="T37" style:family="text">
      <style:text-properties fo:language="en" fo:country="US" officeooo:rsid="00c00e76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5e1027"/>
    </style:style>
    <style:style style:name="T40" style:family="text">
      <style:text-properties fo:language="ru" fo:country="RU" officeooo:rsid="00a74179"/>
    </style:style>
    <style:style style:name="T41" style:family="text">
      <style:text-properties fo:language="ru" fo:country="RU" officeooo:rsid="00b1dd02"/>
    </style:style>
    <style:style style:name="T42" style:family="text">
      <style:text-properties fo:language="ru" fo:country="RU" officeooo:rsid="00b2f1a0"/>
    </style:style>
    <style:style style:name="T43" style:family="text">
      <style:text-properties fo:language="ru" fo:country="RU" officeooo:rsid="00b492be"/>
    </style:style>
    <style:style style:name="T44" style:family="text">
      <style:text-properties fo:language="ru" fo:country="RU" officeooo:rsid="00b499a3"/>
    </style:style>
    <style:style style:name="T45" style:family="text">
      <style:text-properties fo:language="ru" fo:country="RU" officeooo:rsid="00b6f79c"/>
    </style:style>
    <style:style style:name="T46" style:family="text">
      <style:text-properties fo:language="ru" fo:country="RU" officeooo:rsid="00b78464"/>
    </style:style>
    <style:style style:name="T47" style:family="text">
      <style:text-properties fo:language="ru" fo:country="RU" fo:font-weight="bold" officeooo:rsid="00b78464" style:font-weight-asian="bold" style:font-weight-complex="bold"/>
    </style:style>
    <style:style style:name="T48" style:family="text">
      <style:text-properties fo:language="ru" fo:country="RU" officeooo:rsid="00c00e76"/>
    </style:style>
    <style:style style:name="T49" style:family="text">
      <style:text-properties officeooo:rsid="007ff007"/>
    </style:style>
    <style:style style:name="T50" style:family="text">
      <style:text-properties fo:color="#60a0b0" loext:opacity="100%" fo:font-style="italic"/>
    </style:style>
    <style:style style:name="T51" style:family="text">
      <style:text-properties officeooo:rsid="00822734"/>
    </style:style>
    <style:style style:name="T52" style:family="text">
      <style:text-properties fo:color="#0e84b5" loext:opacity="100%" fo:font-weight="bold"/>
    </style:style>
    <style:style style:name="T53" style:family="text">
      <style:text-properties fo:language="zxx" fo:country="none"/>
    </style:style>
    <style:style style:name="T54" style:family="text">
      <style:text-properties fo:language="zxx" fo:country="none" officeooo:rsid="008dd0aa"/>
    </style:style>
    <style:style style:name="T55" style:family="text">
      <style:text-properties fo:language="zxx" fo:country="none" officeooo:rsid="008ed1db"/>
    </style:style>
    <style:style style:name="T56" style:family="text">
      <style:text-properties fo:language="zxx" fo:country="none" officeooo:rsid="00a4c84b"/>
    </style:style>
    <style:style style:name="T57" style:family="text">
      <style:text-properties officeooo:rsid="0085e357"/>
    </style:style>
    <style:style style:name="T58" style:family="text">
      <style:text-properties officeooo:rsid="008ed1db"/>
    </style:style>
    <style:style style:name="T59" style:family="text">
      <style:text-properties officeooo:rsid="00978d7f"/>
    </style:style>
    <style:style style:name="T60" style:family="text">
      <style:text-properties officeooo:rsid="0099dd06"/>
    </style:style>
    <style:style style:name="T61" style:family="text">
      <style:text-properties officeooo:rsid="009b4442"/>
    </style:style>
    <style:style style:name="T62" style:family="text">
      <style:text-properties officeooo:rsid="009d1971"/>
    </style:style>
    <style:style style:name="T63" style:family="text">
      <style:text-properties officeooo:rsid="00a05d61"/>
    </style:style>
    <style:style style:name="T64" style:family="text">
      <style:text-properties officeooo:rsid="00a2113b"/>
    </style:style>
    <style:style style:name="T65" style:family="text">
      <style:text-properties officeooo:rsid="00a4c84b"/>
    </style:style>
    <style:style style:name="T66" style:family="text">
      <style:text-properties officeooo:rsid="00a59306"/>
    </style:style>
    <style:style style:name="T67" style:family="text">
      <style:text-properties officeooo:rsid="00a623cc"/>
    </style:style>
    <style:style style:name="T68" style:family="text">
      <style:text-properties officeooo:rsid="00a74179"/>
    </style:style>
    <style:style style:name="T69" style:family="text">
      <style:text-properties officeooo:rsid="00b2f1a0"/>
    </style:style>
    <style:style style:name="T70" style:family="text">
      <style:text-properties officeooo:rsid="00b6f79c"/>
    </style:style>
    <style:style style:name="T71" style:family="text">
      <style:text-properties officeooo:rsid="00b784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9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4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26">10</text:span></text:p>
      <text:p text:style-name="P3">по теме:</text:p>
      <text:h text:style-name="P18" text:outline-level="1">Выборка данных по критерию и транзакции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8">И-32 </text:span><text:span text:style-name="T6">групп</text:span><text:span text:style-name="T68">ы</text:span> </text:p>
      <text:p text:style-name="P39">Самсыка Р. М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39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13">1 </text:span><text:span text:style-name="T14">Постановка задачи</text:span><text:span text:style-name="T12"> </text:span></text:h>
      <text:list xml:id="list1045366979" text:style-name="L1">
        <text:list-item>
          <text:p text:style-name="P31"><text:span text:style-name="T59">Создайте новую таблицу person в db_1</text:span><text:span text:style-name="T57"> </text:span><text:span text:style-name="T59">с параметрами, которые показаны в </text:span><text:span text:style-name="T57"><text:s/>этом выражении SQL:</text:span> </text:p>
          <text:p text:style-name="P51">Листинг 1.</text:p>
        </text:list-item>
      </text:list>
      <text:list xml:id="list4123347201" text:style-name="Нумерация_20_кода">
        <text:list-item>
          <text:p text:style-name="P55">CREATE TABLE person (</text:p>
        </text:list-item>
        <text:list-item>
          <text:p text:style-name="P55"><text:tab/>name TEXT (250) NOT NULL,</text:p>
        </text:list-item>
        <text:list-item>
          <text:p text:style-name="P55"><text:tab/>family TEXT (250) NOT NULL,</text:p>
        </text:list-item>
        <text:list-item>
          <text:p text:style-name="P55"><text:tab/>age INTEGER NOT NULL</text:p>
        </text:list-item>
        <text:list-item>
          <text:p text:style-name="P55">);</text:p>
        </text:list-item>
      </text:list>
      <text:list xml:id="list212657529543874" text:continue-list="list1045366979" text:style-name="L1">
        <text:list-item>
          <text:p text:style-name="P30">Транзакции позволяют сгруппировать несколько инструкций SQL в одну единицу работы, которая фиксируется в базе данных как одна атомарная единица. При сбое любой инструкции в транзакции можно выполнить откат изменений, выполненных предыдущими инструкциями. Начальное состояние базы данных сохраняется при запуске транзакции. Использование транзакций может также повысить производительность SQLite при одновременном внесении многочисленных изменений в базу данных.</text:p>
          <text:p text:style-name="P32"><text:span text:style-name="T49">Установите соединение с db</text:span><text:span text:style-name="T57">_1 </text:span><text:span text:style-name="T58">в программе на C#</text:span><text:span text:style-name="T49">. Сделайте </text:span><text:span text:style-name="T60">несколько <text:s/></text:span><text:span text:style-name="T49">запис</text:span><text:span text:style-name="T60">ей</text:span><text:span text:style-name="T49"> в таблицу </text:span><text:span text:style-name="T60">person</text:span><text:span text:style-name="T51"> </text:span><text:span text:style-name="T58">этой базы данных </text:span><text:span text:style-name="T62">методом транзакции</text:span><text:span text:style-name="T58"> </text:span><text:span text:style-name="T60">так, как показано в листинге 2</text:span><text:span text:style-name="T51">. </text:span><text:span text:style-name="T66">(Обратите внимание на п. 7 данной работы).</text:span><text:span text:style-name="T51"> </text:span></text:p>
          <text:p text:style-name="P51">Листинг 2.</text:p>
        </text:list-item>
      </text:list>
      <text:list xml:id="list212657159756996" text:continue-list="list4123347201" text:style-name="Нумерация_20_кода">
        <text:list-item text:start-value="1">
          <text:p text:style-name="P56"><text:span text:style-name="T21">using</text:span><text:span text:style-name="T18"> </text:span><text:span text:style-name="T52">Microsoft.Data.Sqlite</text:span><text:span text:style-name="T15">;</text:span></text:p>
        </text:list-item>
        <text:list-item>
          <text:p text:style-name="P56"><text:span text:style-name="T19">string</text:span><text:span text:style-name="T18"> </text:span><text:span text:style-name="T15">con</text:span><text:span text:style-name="T18"> </text:span><text:span text:style-name="T20">=</text:span><text:span text:style-name="T18"> </text:span><text:span text:style-name="T16">"Data Source = /.../.../.../DB/db_1"</text:span><text:span text:style-name="T15">;</text:span></text:p>
        </text:list-item>
        <text:list-item>
          <text:p text:style-name="P56"><text:span text:style-name="T18"><text:s text:c="4"/></text:span><text:span text:style-name="T21">using</text:span><text:span text:style-name="T18"> </text:span><text:span text:style-name="T15">(</text:span><text:span text:style-name="T19">var</text:span><text:span text:style-name="T18"> </text:span><text:span text:style-name="T15">connect</text:span><text:span text:style-name="T18"> </text:span><text:span text:style-name="T20">=</text:span><text:span text:style-name="T18"> </text:span><text:span text:style-name="T21">new</text:span><text:span text:style-name="T18"> </text:span><text:span text:style-name="T15">SqliteConnection(con))</text:span><text:span text:style-name="T18"> </text:span><text:span text:style-name="T15">{</text:span></text:p>
        </text:list-item>
        <text:list-item>
          <text:p text:style-name="P56"><text:span text:style-name="T18"><text:s text:c="8"/></text:span><text:span text:style-name="T15">connect.Open();</text:span></text:p>
        </text:list-item>
        <text:list-item>
          <text:p text:style-name="P56"><text:span text:style-name="T18"><text:s text:c="8"/></text:span><text:span text:style-name="T19">var</text:span><text:span text:style-name="T18"> </text:span><text:span text:style-name="T15">transaction</text:span><text:span text:style-name="T18"> </text:span><text:span text:style-name="T20">=</text:span><text:span text:style-name="T18"> </text:span><text:span text:style-name="T15">connect.BeginTransaction();</text:span></text:p>
        </text:list-item>
        <text:list-item>
          <text:p text:style-name="P56"><text:span text:style-name="T18"><text:s text:c="8"/></text:span><text:span text:style-name="T50">// Получение запросов для транзакции</text:span></text:p>
        </text:list-item>
        <text:list-item>
          <text:p text:style-name="P56"><text:span text:style-name="T18"><text:s text:c="8"/></text:span><text:span text:style-name="T21">for</text:span><text:span text:style-name="T18"> </text:span><text:span text:style-name="T15">(</text:span><text:span text:style-name="T19">int</text:span><text:span text:style-name="T18"> </text:span><text:span text:style-name="T15">i</text:span><text:span text:style-name="T18"> </text:span><text:span text:style-name="T20">=</text:span><text:span text:style-name="T18"> </text:span><text:span text:style-name="T22">0</text:span><text:span text:style-name="T15">;</text:span><text:span text:style-name="T18"> </text:span><text:span text:style-name="T15">i</text:span><text:span text:style-name="T18"> </text:span><text:span text:style-name="T20">&lt;</text:span><text:span text:style-name="T18"> </text:span><text:span text:style-name="T23">n</text:span><text:span text:style-name="T15">;</text:span><text:span text:style-name="T18"> </text:span><text:span text:style-name="T15">i</text:span><text:span text:style-name="T20">++</text:span><text:span text:style-name="T15">)</text:span><text:span text:style-name="T18"> </text:span><text:span text:style-name="T15">{</text:span><text:span text:style-name="T18"> <text:s text:c="15"/></text:span></text:p>
        </text:list-item>
        <text:list-item>
          <text:p text:style-name="P56"><text:span text:style-name="T18"><text:s text:c="12"/></text:span><text:span text:style-name="T19">var</text:span><text:span text:style-name="T18"> </text:span><text:span text:style-name="T15">command</text:span><text:span text:style-name="T18"> </text:span><text:span text:style-name="T20">=</text:span><text:span text:style-name="T18"> </text:span><text:span text:style-name="T15">connect.CreateCommand();</text:span></text:p>
        </text:list-item>
        <text:list-item>
          <text:p text:style-name="P56"><text:span text:style-name="T18"><text:s text:c="12"/></text:span><text:span text:style-name="T15">command.CommandText</text:span><text:span text:style-name="T18"> </text:span><text:span text:style-name="T20">=</text:span><text:span text:style-name="T18"> </text:span><text:span text:style-name="T16">@"INSERT </text:span></text:p>
        </text:list-item>
        <text:list-item>
          <text:p text:style-name="P58"><text:s text:c="12"/>INTO person (name, family, age) </text:p>
        </text:list-item>
        <text:list-item>
          <text:p text:style-name="P58"><text:s text:c="12"/>VALUES ($name, $family, $age)</text:p>
        </text:list-item>
        <text:list-item>
          <text:p text:style-name="P56"><text:span text:style-name="T16"><text:s text:c="12"/>"</text:span><text:span text:style-name="T15">;</text:span></text:p>
        </text:list-item>
        <text:list-item>
          <text:p text:style-name="P56"><text:span text:style-name="T18"><text:s text:c="12"/></text:span><text:span text:style-name="T15">Console.WriteLine(</text:span><text:span text:style-name="T16">$"{i + 1}"</text:span><text:span text:style-name="T15">);</text:span></text:p>
        </text:list-item>
        <text:list-item>
          <text:p text:style-name="P56"><text:soft-page-break/><text:span text:style-name="T18"><text:s text:c="12"/></text:span><text:span text:style-name="T15">Console.Write(</text:span><text:span text:style-name="T16">"name -&gt; "</text:span><text:span text:style-name="T15">);</text:span></text:p>
        </text:list-item>
        <text:list-item>
          <text:p text:style-name="P56"><text:span text:style-name="T18"><text:s text:c="12"/></text:span><text:span text:style-name="T19">string</text:span><text:span text:style-name="T18"> </text:span><text:span text:style-name="T15">name</text:span><text:span text:style-name="T18"> </text:span><text:span text:style-name="T20">=</text:span><text:span text:style-name="T18"> </text:span><text:span text:style-name="T15">Console.ReadLine()</text:span><text:span text:style-name="T20">!</text:span><text:span text:style-name="T15">;</text:span></text:p>
        </text:list-item>
        <text:list-item>
          <text:p text:style-name="P56"><text:span text:style-name="T18"><text:s text:c="12"/></text:span><text:span text:style-name="T15">Console.Write(</text:span><text:span text:style-name="T16">"family -&gt; "</text:span><text:span text:style-name="T15">);</text:span></text:p>
        </text:list-item>
        <text:list-item>
          <text:p text:style-name="P56"><text:span text:style-name="T18"><text:s text:c="12"/></text:span><text:span text:style-name="T19">string</text:span><text:span text:style-name="T18"> </text:span><text:span text:style-name="T15">family</text:span><text:span text:style-name="T18"> </text:span><text:span text:style-name="T20">=</text:span><text:span text:style-name="T18"> </text:span><text:span text:style-name="T15">Console.ReadLine()</text:span><text:span text:style-name="T20">!</text:span><text:span text:style-name="T15">;</text:span><text:span text:style-name="T18"> <text:s/></text:span></text:p>
        </text:list-item>
        <text:list-item>
          <text:p text:style-name="P56"><text:span text:style-name="T18"><text:s text:c="12"/></text:span><text:span text:style-name="T15">Console.Write(</text:span><text:span text:style-name="T16">"age -&gt; "</text:span><text:span text:style-name="T15">);</text:span></text:p>
        </text:list-item>
        <text:list-item>
          <text:p text:style-name="P56"><text:span text:style-name="T18"><text:s text:c="12"/></text:span><text:span text:style-name="T19">int</text:span><text:span text:style-name="T18"> </text:span><text:span text:style-name="T15">age</text:span><text:span text:style-name="T18"> </text:span><text:span text:style-name="T20">=</text:span><text:span text:style-name="T18"> </text:span><text:span text:style-name="T15">Convert.ToInt32(Console.ReadLine());</text:span><text:span text:style-name="T18"> <text:s text:c="6"/></text:span></text:p>
        </text:list-item>
        <text:list-item>
          <text:p text:style-name="P56"><text:span text:style-name="T18"><text:s text:c="12"/></text:span><text:span text:style-name="T15">SqliteParameter</text:span><text:span text:style-name="T18"> </text:span><text:span text:style-name="T15">param1</text:span><text:span text:style-name="T18"> </text:span><text:span text:style-name="T20">=</text:span><text:span text:style-name="T18"> </text:span><text:span text:style-name="T21">new</text:span><text:span text:style-name="T18"> </text:span><text:span text:style-name="T15">SqliteParameter(</text:span><text:span text:style-name="T16">"$name"</text:span><text:span text:style-name="T15">,</text:span><text:span text:style-name="T18"> </text:span><text:span text:style-name="T15">name);</text:span></text:p>
        </text:list-item>
        <text:list-item>
          <text:p text:style-name="P56"><text:span text:style-name="T18"><text:s text:c="12"/></text:span><text:span text:style-name="T15">command.Parameters.Add(param1);</text:span></text:p>
        </text:list-item>
        <text:list-item>
          <text:p text:style-name="P56"><text:span text:style-name="T18"><text:s text:c="12"/></text:span><text:span text:style-name="T15">SqliteParameter</text:span><text:span text:style-name="T18"> </text:span><text:span text:style-name="T15">param2</text:span><text:span text:style-name="T18"> </text:span><text:span text:style-name="T20">=</text:span><text:span text:style-name="T18"> </text:span><text:span text:style-name="T21">new</text:span><text:span text:style-name="T18"> </text:span><text:span text:style-name="T15">SqliteParameter(</text:span><text:span text:style-name="T16">"$family"</text:span><text:span text:style-name="T15">,</text:span><text:span text:style-name="T18"> </text:span><text:span text:style-name="T15">family);</text:span></text:p>
        </text:list-item>
        <text:list-item>
          <text:p text:style-name="P56"><text:span text:style-name="T18"><text:s text:c="12"/></text:span><text:span text:style-name="T15">command.Parameters.Add(param2);</text:span><text:span text:style-name="T18"> </text:span></text:p>
        </text:list-item>
        <text:list-item>
          <text:p text:style-name="P56"><text:span text:style-name="T18"><text:s text:c="12"/></text:span><text:span text:style-name="T15">SqliteParameter</text:span><text:span text:style-name="T18"> </text:span><text:span text:style-name="T15">param3</text:span><text:span text:style-name="T18"> </text:span><text:span text:style-name="T20">=</text:span><text:span text:style-name="T18"> </text:span><text:span text:style-name="T21">new</text:span><text:span text:style-name="T18"> </text:span><text:span text:style-name="T15">SqliteParameter(</text:span><text:span text:style-name="T16">"$age"</text:span><text:span text:style-name="T15">,</text:span><text:span text:style-name="T18"> </text:span><text:span text:style-name="T15">age);</text:span></text:p>
        </text:list-item>
        <text:list-item>
          <text:p text:style-name="P57"><text:span text:style-name="T18"><text:s text:c="12"/></text:span><text:span text:style-name="T15">command.Parameters.Add(param3);</text:span></text:p>
        </text:list-item>
        <text:list-item>
          <text:p text:style-name="P59"><text:s/></text:p>
        </text:list-item>
        <text:list-item>
          <text:p text:style-name="P56"><text:span text:style-name="T18"><text:s text:c="12"/></text:span><text:span text:style-name="T15">command.ExecuteNonQuery();</text:span></text:p>
        </text:list-item>
        <text:list-item>
          <text:p text:style-name="P56"><text:span text:style-name="T18"><text:s text:c="8"/></text:span><text:span text:style-name="T15">}</text:span></text:p>
        </text:list-item>
        <text:list-item>
          <text:p text:style-name="P56"><text:span text:style-name="T18"><text:s text:c="8"/></text:span><text:span text:style-name="T50">// Выполнение транзакции</text:span></text:p>
        </text:list-item>
        <text:list-item>
          <text:p text:style-name="P56"><text:span text:style-name="T18"><text:s text:c="8"/></text:span><text:span text:style-name="T15">transaction.Commit();</text:span></text:p>
        </text:list-item>
        <text:list-item>
          <text:p text:style-name="P56"><text:span text:style-name="T18"><text:s text:c="4"/></text:span><text:span text:style-name="T15">}</text:span></text:p>
        </text:list-item>
      </text:list>
      <text:list xml:id="list212656848062493" text:continue-list="list212657529543874" text:style-name="L1">
        <text:list-item>
          <text:p text:style-name="P34">Покажите записанные данные <text:span text:style-name="T62">в таблицах friends и person пакетной обработкой</text:span>. <text:span text:style-name="T62">Пример показан в листинге 3. Сравните способ вывода, который использовался в предыдущей работе. </text:span><text:span text:style-name="T65">Отразите в отчете подробную характеристику каждого способа.</text:span></text:p>
        </text:list-item>
      </text:list>
      <text:p text:style-name="Листинг">Листинг 3.</text:p>
      <text:list xml:id="list212656233470632" text:continue-list="list212657159756996" text:style-name="Нумерация_20_кода">
        <text:list-item text:start-value="1">
          <text:p text:style-name="P56"><text:span text:style-name="T21">using</text:span><text:span text:style-name="T18"> </text:span><text:span text:style-name="T52">Microsoft.Data.Sqlite</text:span><text:span text:style-name="T15">;</text:span></text:p>
        </text:list-item>
        <text:list-item>
          <text:p text:style-name="P56"><text:span text:style-name="T19">string</text:span><text:span text:style-name="T18"> </text:span><text:span text:style-name="T15">con</text:span><text:span text:style-name="T18"> </text:span><text:span text:style-name="T20">=</text:span><text:span text:style-name="T18"> </text:span><text:span text:style-name="T16">"Data Source = /</text:span><text:span text:style-name="T17">...</text:span><text:span text:style-name="T16">/.../.../DB/db_1"</text:span><text:span text:style-name="T15">;</text:span></text:p>
        </text:list-item>
        <text:list-item>
          <text:p text:style-name="P56"><text:span text:style-name="T18"><text:s text:c="4"/></text:span><text:span text:style-name="T21">using</text:span><text:span text:style-name="T18"> </text:span><text:span text:style-name="T15">(</text:span><text:span text:style-name="T19">var</text:span><text:span text:style-name="T18"> </text:span><text:span text:style-name="T15">connect</text:span><text:span text:style-name="T18"> </text:span><text:span text:style-name="T20">=</text:span><text:span text:style-name="T18"> </text:span><text:span text:style-name="T21">new</text:span><text:span text:style-name="T18"> </text:span><text:span text:style-name="T15">SqliteConnection(con))</text:span><text:span text:style-name="T18"> </text:span><text:span text:style-name="T15">{</text:span></text:p>
        </text:list-item>
        <text:list-item>
          <text:p text:style-name="P56"><text:span text:style-name="T18"><text:s text:c="8"/></text:span><text:span text:style-name="T15">connect.Open();</text:span></text:p>
        </text:list-item>
        <text:list-item>
          <text:p text:style-name="P56"><text:span text:style-name="T18"><text:s text:c="8"/></text:span><text:span text:style-name="T19">var</text:span><text:span text:style-name="T18"> </text:span><text:span text:style-name="T15">command</text:span><text:span text:style-name="T18"> </text:span><text:span text:style-name="T20">=</text:span><text:span text:style-name="T18"> </text:span><text:span text:style-name="T15">connect.CreateCommand();</text:span></text:p>
        </text:list-item>
        <text:list-item>
          <text:p text:style-name="P56"><text:span text:style-name="T18"><text:s text:c="12"/></text:span><text:span text:style-name="T15">command.CommandText</text:span><text:span text:style-name="T18"> </text:span><text:span text:style-name="T20">=</text:span><text:span text:style-name="T18"> </text:span><text:span text:style-name="T16">@"</text:span></text:p>
        </text:list-item>
        <text:list-item>
          <text:p text:style-name="P58"><text:s text:c="12"/>SELECT *</text:p>
        </text:list-item>
        <text:list-item>
          <text:p text:style-name="P58"><text:s text:c="12"/>FROM friends;</text:p>
        </text:list-item>
        <text:list-item>
          <text:p text:style-name="P58"/>
        </text:list-item>
        <text:list-item>
          <text:p text:style-name="P58"><text:s text:c="12"/>SELECT *</text:p>
        </text:list-item>
        <text:list-item>
          <text:p text:style-name="P58"><text:soft-page-break/><text:s text:c="12"/>FROM person;</text:p>
        </text:list-item>
        <text:list-item>
          <text:p text:style-name="P56"><text:span text:style-name="T16"><text:s text:c="12"/>"</text:span><text:span text:style-name="T15">;</text:span></text:p>
        </text:list-item>
        <text:list-item>
          <text:p text:style-name="P56"><text:span text:style-name="T18"><text:s text:c="8"/></text:span><text:span text:style-name="T19">var</text:span><text:span text:style-name="T18"> </text:span><text:span text:style-name="T15">reader</text:span><text:span text:style-name="T18"> </text:span><text:span text:style-name="T20">=</text:span><text:span text:style-name="T18"> </text:span><text:span text:style-name="T15">command.ExecuteReader();</text:span></text:p>
        </text:list-item>
        <text:list-item>
          <text:p text:style-name="P56"><text:span text:style-name="T18"><text:s text:c="8"/></text:span><text:span text:style-name="T21">while</text:span><text:span text:style-name="T18"> </text:span><text:span text:style-name="T15">(reader.Read())</text:span><text:span text:style-name="T18"> </text:span><text:span text:style-name="T15">{</text:span></text:p>
        </text:list-item>
        <text:list-item>
          <text:p text:style-name="P56"><text:span text:style-name="T18"><text:s text:c="12"/></text:span><text:span text:style-name="T15">Console.WriteLine(</text:span><text:span text:style-name="T16">$"{reader["</text:span><text:span text:style-name="T15">id</text:span><text:span text:style-name="T16">"]} -&gt; {reader["</text:span><text:span text:style-name="T15">name</text:span><text:span text:style-name="T16">"]}"</text:span><text:span text:style-name="T15">);</text:span></text:p>
        </text:list-item>
        <text:list-item>
          <text:p text:style-name="P56"><text:span text:style-name="T18"><text:s text:c="8"/></text:span><text:span text:style-name="T15">}</text:span></text:p>
        </text:list-item>
        <text:list-item>
          <text:p text:style-name="P56"><text:span text:style-name="T18"><text:s text:c="8"/></text:span><text:span text:style-name="T50">// Чтение следующего запроса</text:span></text:p>
        </text:list-item>
        <text:list-item>
          <text:p text:style-name="P56"><text:span text:style-name="T18"><text:s text:c="8"/></text:span><text:span text:style-name="T15">reader.NextResult();</text:span></text:p>
        </text:list-item>
        <text:list-item>
          <text:p text:style-name="P56"><text:span text:style-name="T18"><text:s text:c="8"/></text:span><text:span text:style-name="T21">while</text:span><text:span text:style-name="T18"> </text:span><text:span text:style-name="T15">(reader.Read())</text:span><text:span text:style-name="T18"> </text:span><text:span text:style-name="T15">{</text:span></text:p>
        </text:list-item>
        <text:list-item>
          <text:p text:style-name="P56"><text:span text:style-name="T18"><text:s text:c="12"/></text:span><text:span text:style-name="T15">Console.WriteLine(</text:span><text:span text:style-name="T16">$"{reader["</text:span><text:span text:style-name="T15">name</text:span><text:span text:style-name="T16">"]} -&gt; {reader["</text:span><text:span text:style-name="T15">age</text:span><text:span text:style-name="T16">"]}"</text:span><text:span text:style-name="T15">);</text:span></text:p>
        </text:list-item>
        <text:list-item>
          <text:p text:style-name="P56"><text:span text:style-name="T18"><text:s text:c="8"/></text:span><text:span text:style-name="T15">}</text:span></text:p>
        </text:list-item>
        <text:list-item>
          <text:p text:style-name="P56"><text:span text:style-name="T18"><text:s text:c="4"/></text:span><text:span text:style-name="T15">}</text:span> <text:s/></text:p>
        </text:list-item>
      </text:list>
      <text:list xml:id="list212655890134614" text:continue-list="list212656848062493" text:style-name="L1">
        <text:list-item>
          <text:p text:style-name="P35">Сравните производительность программ <text:span text:style-name="T67">с транзакцией и без использования транзакции</text:span> <text:span text:style-name="T67">(см. Лаб. 8.).</text:span> Для этого создайте таблицу number <text:span text:style-name="T61">с двумя числовыми полями, которые заполняются случайными числами с помощью генератора из интервалов [1;9] и [1; 10000]. Каждая программа </text:span><text:span text:style-name="T63">должна</text:span><text:span text:style-name="T61"> выполн</text:span><text:span text:style-name="T63">ить</text:span><text:span text:style-name="T61"> по 1000 записей. </text:span><text:span text:style-name="T65">Оформите сравнительный анализ в отчете.</text:span></text:p>
        </text:list-item>
        <text:list-item>
          <text:p text:style-name="P36">Сделайте выборку данных с помощью предложения SELECT во втором поле таблицы number, значения элементов которого больше 1000, но меньше 5000 и эти <text:span text:style-name="T64">элементы</text:span> должны быть кратные 7. Выведите записи, соответствующие этому критерию. <text:span text:style-name="T64">Фрагмент прог</text:span><text:span text:style-name="T65">р</text:span><text:span text:style-name="T64">аммы показан ниже, в листинге 4.</text:span></text:p>
        </text:list-item>
      </text:list>
      <text:p text:style-name="Листинг">Листинг 4.</text:p>
      <text:list xml:id="list212655918729833" text:continue-list="list212656233470632" text:style-name="Нумерация_20_кода">
        <text:list-item text:start-value="1">
          <text:p text:style-name="P56"><text:span text:style-name="T19">var</text:span><text:span text:style-name="T18"> </text:span><text:span text:style-name="T15">command</text:span><text:span text:style-name="T18"> </text:span><text:span text:style-name="T20">=</text:span><text:span text:style-name="T18"> </text:span><text:span text:style-name="T15">connect.CreateCommand();</text:span></text:p>
        </text:list-item>
        <text:list-item>
          <text:p text:style-name="P56"><text:span text:style-name="T15">command.CommandText</text:span><text:span text:style-name="T18"> </text:span><text:span text:style-name="T20">=</text:span><text:span text:style-name="T18"> </text:span><text:span text:style-name="T16">@"</text:span></text:p>
        </text:list-item>
        <text:list-item>
          <text:p text:style-name="P58"><text:s text:c="4"/>SELECT * </text:p>
        </text:list-item>
        <text:list-item>
          <text:p text:style-name="P58"><text:s text:c="4"/>FROM number </text:p>
        </text:list-item>
        <text:list-item>
          <text:p text:style-name="P58"><text:s text:c="4"/>WHERE ar2 &gt; 1000 </text:p>
        </text:list-item>
        <text:list-item>
          <text:p text:style-name="P58"><text:s text:c="6"/>AND ar2 &lt; 5000 </text:p>
        </text:list-item>
        <text:list-item>
          <text:p text:style-name="P58"><text:s text:c="6"/>AND ar2 % 7 == 0;</text:p>
        </text:list-item>
        <text:list-item>
          <text:p text:style-name="P56"><text:span text:style-name="T16"><text:s text:c="4"/>"</text:span><text:span text:style-name="T15">;</text:span></text:p>
        </text:list-item>
        <text:list-item>
          <text:p text:style-name="P56"><text:span text:style-name="T19">var</text:span><text:span text:style-name="T18"> </text:span><text:span text:style-name="T15">reader</text:span><text:span text:style-name="T18"> </text:span><text:span text:style-name="T20">=</text:span><text:span text:style-name="T18"> </text:span><text:span text:style-name="T15">command.ExecuteReader();</text:span></text:p>
        </text:list-item>
        <text:list-item>
          <text:p text:style-name="P56"><text:span text:style-name="T21">while</text:span><text:span text:style-name="T18"> </text:span><text:span text:style-name="T15">(reader.Read())</text:span><text:span text:style-name="T18"> </text:span><text:span text:style-name="T15">{</text:span></text:p>
        </text:list-item>
        <text:list-item>
          <text:p text:style-name="P56"><text:span text:style-name="T18"><text:s text:c="4"/></text:span><text:span text:style-name="T15">Console.WriteLine(</text:span><text:span text:style-name="T16">$"{reader["</text:span><text:span text:style-name="T15">ar1</text:span><text:span text:style-name="T16">"]} -&gt; {reader["</text:span><text:span text:style-name="T15">ar2</text:span><text:span text:style-name="T16">"]}"</text:span><text:span text:style-name="T15">);</text:span></text:p>
        </text:list-item>
        <text:list-item>
          <text:p text:style-name="P60"><text:soft-page-break/>}</text:p>
        </text:list-item>
      </text:list>
      <text:list text:continue-list="list212655890134614" text:style-name="L1">
        <text:list-item>
          <text:p text:style-name="P37"><text:span text:style-name="T40">Вывести элементы второго столбца которые кратны 3 и не содержат 0</text:span><text:span text:style-name="T53">.</text:span></text:p>
        </text:list-item>
        <text:list-item>
          <text:p text:style-name="P38">Выполните выборку данных в таблице person по критерию: в поле name выбрать имена, которые начинаются с символа 't' и имеют длину ровно 3 символа, а значение в поле age меньше 45. </text:p>
        </text:list-item>
        <text:list-item>
          <text:p text:style-name="P33"><text:span text:style-name="T54">Составьте отчет по проделанной работе, приложив Листинги программ, описание входных, выходных и промежуточных данных, описание используемых функций </text:span><text:span text:style-name="T53">Microsoft.Data.Sqlite,</text:span><text:span text:style-name="T54"> консольный вывод и файлы баз данных. </text:span><text:span text:style-name="T55">Сдайте преподавателю </text:span><text:span text:style-name="T56">отчет</text:span><text:span text:style-name="T55"> в архиве.</text:span></text:p>
        </text:list-item>
      </text:list>
      <text:p text:style-name="P40"><text:span text:style-name="T55"/></text:p>
      <text:p text:style-name="P40"><text:span text:style-name="T55"/></text:p>
      <text:h text:style-name="P20" text:outline-level="2">2 <text:span text:style-name="T38">Выполнение задания</text:span></text:h>
      <text:h text:style-name="P22" text:outline-level="3">Описание данных</text:h>
      <text:p text:style-name="P45"><text:span text:style-name="T31">Main()</text:span><text:span text:style-name="T27"> - </text:span><text:span text:style-name="T41">Основной метод, вызывает другие методы</text:span></text:p>
      <text:p text:style-name="P45"><text:span text:style-name="T7">NumbersHaveTranz</text:span><text:span text:style-name="T31">()</text:span><text:span text:style-name="T27"> - </text:span><text:span text:style-name="T41">Заполнение таблицы </text:span><text:span text:style-name="T28">numbers </text:span><text:span text:style-name="T41">с транзакцией</text:span></text:p>
      <text:p text:style-name="P46"><text:span text:style-name="T31">NumbersNotHaveTranz()</text:span><text:span text:style-name="T27"> - </text:span><text:span text:style-name="T41">Заполнение таблицы </text:span><text:span text:style-name="T28">numbers</text:span><text:span text:style-name="T41"> без транзакции</text:span></text:p>
      <text:p text:style-name="P45"><text:span text:style-name="T7">Zapros1()</text:span> - <text:span text:style-name="T29">numbers </text:span><text:span text:style-name="T43">где второй столбец &gt; </text:span><text:span text:style-name="T29">1000 </text:span><text:span text:style-name="T43">и &lt; </text:span><text:span text:style-name="T29">5000, </text:span><text:span text:style-name="T43">а так же кратен 7</text:span></text:p>
      <text:p text:style-name="P48"><text:span text:style-name="T7">Zapros</text:span><text:span text:style-name="T32">6</text:span><text:span text:style-name="T7">()</text:span> - <text:span text:style-name="T29">numbers </text:span><text:span text:style-name="T44">где второй столбец не имеет в себе ни одного 0, кратен 3 и сортируется по возрастанию</text:span></text:p>
      <text:p text:style-name="P45"><text:span text:style-name="T7">Zapros</text:span><text:span text:style-name="T32">7</text:span><text:span text:style-name="T7">()</text:span> -<text:span text:style-name="T25"> </text:span><text:span text:style-name="T30">person</text:span><text:span text:style-name="T44"> где имя начинается с «</text:span><text:span text:style-name="T30">T</text:span><text:span text:style-name="T44">» и длина имени 3 символа</text:span><text:span text:style-name="T38"> </text:span></text:p>
      <text:p text:style-name="P41"><text:span text:style-name="T7">Output()</text:span> -<text:span text:style-name="T38"> </text:span><text:span text:style-name="T42">метод для вывода таблиц</text:span><text:span text:style-name="T69"> friends</text:span><text:span text:style-name="T42"> и</text:span><text:span text:style-name="T69"> person</text:span> </text:p>
      <text:p text:style-name="P42"><text:span text:style-name="T9">con</text:span> – <text:span text:style-name="T45">путь и имя базы данных</text:span></text:p>
      <text:p text:style-name="P42"><text:span text:style-name="T9">timer</text:span> – <text:span text:style-name="T45">объект класса </text:span><text:span text:style-name="T70">Stopwatch </text:span><text:span text:style-name="T45">для фиксации времени</text:span></text:p>
      <text:p text:style-name="P43"><text:span text:style-name="T10">connect</text:span> – <text:span text:style-name="T45">соединение с базой данных</text:span></text:p>
      <text:p text:style-name="P44"><text:span text:style-name="T10">co</text:span><text:span text:style-name="T11">mmand</text:span> – <text:span text:style-name="T45">содержит код запроса</text:span></text:p>
      <text:p text:style-name="P47"/>
      <text:p text:style-name="P52">Листинг 1. <text:span text:style-name="T35">Main</text:span></text:p>
      <text:list text:continue-list="list212655918729833" text:style-name="Нумерация_20_кода">
        <text:list-item text:start-value="1">
          <text:p text:style-name="P61"><text:s text:c="4"/>static void Main(){</text:p>
        </text:list-item>
        <text:list-item>
          <text:p text:style-name="P61"><text:s text:c="8"/>//NumbersHaveTranz();</text:p>
        </text:list-item>
        <text:list-item>
          <text:p text:style-name="P61"><text:s text:c="8"/>//NumbersNotHaveTranz();</text:p>
        </text:list-item>
        <text:list-item>
          <text:p text:style-name="P61"><text:s text:c="8"/>//Zapros1();</text:p>
        </text:list-item>
        <text:list-item>
          <text:p text:style-name="P61"><text:s text:c="8"/>//Zapros6();</text:p>
        </text:list-item>
        <text:list-item>
          <text:p text:style-name="P61"><text:soft-page-break/><text:s text:c="8"/>//Zapros7();</text:p>
        </text:list-item>
        <text:list-item>
          <text:p text:style-name="P61"><text:s text:c="8"/>//Output();</text:p>
        </text:list-item>
        <text:list-item>
          <text:p text:style-name="P61"><text:s text:c="5"/></text:p>
        </text:list-item>
        <text:list-item>
          <text:p text:style-name="P61"><text:s text:c="4"/>}</text:p>
        </text:list-item>
      </text:list>
      <text:p text:style-name="Standard"/>
      <text:p text:style-name="P53">Листинг <text:span text:style-name="T71">2</text:span>. <text:span text:style-name="T46">заполнение таблиц</text:span></text:p>
      <text:list text:continue-numbering="true" text:style-name="Нумерация_20_кода">
        <text:list-item text:start-value="1">
          <text:p text:style-name="P62">var m = new Methods();</text:p>
        </text:list-item>
        <text:list-item>
          <text:p text:style-name="P62">string con = "Data Source = db_1";</text:p>
        </text:list-item>
        <text:list-item>
          <text:p text:style-name="P62">using (var connect = new SqliteConnection(con)) {</text:p>
        </text:list-item>
        <text:list-item>
          <text:p text:style-name="P62"><text:s text:c="4"/>connect.Open();</text:p>
        </text:list-item>
        <text:list-item>
          <text:p text:style-name="P62"><text:s text:c="4"/>var transaction = connect.BeginTransaction();</text:p>
        </text:list-item>
        <text:list-item>
          <text:p text:style-name="P62"><text:s text:c="4"/>// Получение запросов для транзакции</text:p>
        </text:list-item>
        <text:list-item>
          <text:p text:style-name="P62"><text:s text:c="4"/>for (int i = 0; i &lt; 10; i++) { <text:s text:c="15"/></text:p>
        </text:list-item>
        <text:list-item>
          <text:p text:style-name="P62"><text:s text:c="8"/>var command = connect.CreateCommand();</text:p>
        </text:list-item>
        <text:list-item>
          <text:p text:style-name="P62"><text:s text:c="8"/>command.CommandText = @"INSERT </text:p>
        </text:list-item>
        <text:list-item>
          <text:p text:style-name="P62"><text:s text:c="8"/>INTO person (name, family, age) </text:p>
        </text:list-item>
        <text:list-item>
          <text:p text:style-name="P62"><text:s text:c="8"/>VALUES ($name, $family, $age)</text:p>
        </text:list-item>
        <text:list-item>
          <text:p text:style-name="P62"><text:s text:c="8"/>";</text:p>
        </text:list-item>
        <text:list-item>
          <text:p text:style-name="P62"><text:s text:c="8"/>string name = m.RNDnames();</text:p>
        </text:list-item>
        <text:list-item>
          <text:p text:style-name="P62"><text:s text:c="8"/>string family = m.RNDfamily(); <text:s/></text:p>
        </text:list-item>
        <text:list-item>
          <text:p text:style-name="P62"><text:s text:c="8"/>int age = m.RNDage(); <text:s text:c="6"/></text:p>
        </text:list-item>
        <text:list-item>
          <text:p text:style-name="P62"><text:s text:c="8"/>SqliteParameter param1 = new SqliteParameter("$name", name);</text:p>
        </text:list-item>
        <text:list-item>
          <text:p text:style-name="P62"><text:s text:c="8"/>command.Parameters.Add(param1);</text:p>
        </text:list-item>
        <text:list-item>
          <text:p text:style-name="P62"><text:s text:c="8"/>SqliteParameter param2 = new SqliteParameter("$family", family);</text:p>
        </text:list-item>
        <text:list-item>
          <text:p text:style-name="P62"><text:s text:c="8"/>command.Parameters.Add(param2); </text:p>
        </text:list-item>
        <text:list-item>
          <text:p text:style-name="P62"><text:s text:c="8"/>SqliteParameter param3 = new SqliteParameter("$age", age);</text:p>
        </text:list-item>
        <text:list-item>
          <text:p text:style-name="P62"><text:s text:c="8"/>command.Parameters.Add(param3);</text:p>
        </text:list-item>
        <text:list-item>
          <text:p text:style-name="P62"/>
        </text:list-item>
        <text:list-item>
          <text:p text:style-name="P62"><text:s text:c="8"/>command.ExecuteNonQuery();</text:p>
        </text:list-item>
        <text:list-item>
          <text:p text:style-name="P62"><text:s text:c="4"/>}</text:p>
        </text:list-item>
        <text:list-item>
          <text:p text:style-name="P62"><text:s text:c="4"/>// Выполнение транзакции</text:p>
        </text:list-item>
        <text:list-item>
          <text:p text:style-name="P62"><text:s text:c="4"/>transaction.Commit();</text:p>
        </text:list-item>
        <text:list-item>
          <text:p text:style-name="P62">}</text:p>
        </text:list-item>
        <text:list-item>
          <text:p text:style-name="P62"/>
        </text:list-item>
        <text:list-item>
          <text:p text:style-name="P62"><text:soft-page-break/>using (var connect = new SqliteConnection(con)) {</text:p>
        </text:list-item>
        <text:list-item>
          <text:p text:style-name="P62"><text:s text:c="8"/>connect.Open();</text:p>
        </text:list-item>
        <text:list-item>
          <text:p text:style-name="P62"><text:s text:c="8"/>var transaction = connect.BeginTransaction();</text:p>
        </text:list-item>
        <text:list-item>
          <text:p text:style-name="P62"><text:s text:c="8"/>// Получение запросов для транзакции</text:p>
        </text:list-item>
        <text:list-item>
          <text:p text:style-name="P62"><text:s text:c="8"/>for (int i = 0; i &lt; 10; i++) { <text:s text:c="15"/></text:p>
        </text:list-item>
        <text:list-item>
          <text:p text:style-name="P62"><text:s text:c="12"/>var command = connect.CreateCommand();</text:p>
        </text:list-item>
        <text:list-item>
          <text:p text:style-name="P62"><text:s text:c="12"/>command.CommandText = @"INSERT </text:p>
        </text:list-item>
        <text:list-item>
          <text:p text:style-name="P62"><text:s text:c="12"/>INTO friends (name, birthday) </text:p>
        </text:list-item>
        <text:list-item>
          <text:p text:style-name="P62"><text:s text:c="12"/>VALUES ($name, $birthday)</text:p>
        </text:list-item>
        <text:list-item>
          <text:p text:style-name="P62"><text:s text:c="12"/>";</text:p>
        </text:list-item>
        <text:list-item>
          <text:p text:style-name="P62"><text:s text:c="12"/>string name = m.RNDnames();</text:p>
        </text:list-item>
        <text:list-item>
          <text:p text:style-name="P62"><text:s text:c="12"/>string birthday = m.RNDday(); <text:s text:c="7"/></text:p>
        </text:list-item>
        <text:list-item>
          <text:p text:style-name="P62"><text:s text:c="12"/>SqliteParameter param1 = new SqliteParameter("$name", name);</text:p>
        </text:list-item>
        <text:list-item>
          <text:p text:style-name="P62"><text:s text:c="12"/>command.Parameters.Add(param1);</text:p>
        </text:list-item>
        <text:list-item>
          <text:p text:style-name="P62"><text:s text:c="12"/>SqliteParameter param2 = new SqliteParameter("$birthday", birthday);</text:p>
        </text:list-item>
        <text:list-item>
          <text:p text:style-name="P62"><text:s text:c="12"/>command.Parameters.Add(param2); </text:p>
        </text:list-item>
        <text:list-item>
          <text:p text:style-name="P62"><text:s/></text:p>
        </text:list-item>
        <text:list-item>
          <text:p text:style-name="P62"><text:s text:c="12"/>command.ExecuteNonQuery();</text:p>
        </text:list-item>
        <text:list-item>
          <text:p text:style-name="P62"><text:s text:c="8"/>}</text:p>
        </text:list-item>
        <text:list-item>
          <text:p text:style-name="P62"><text:s text:c="8"/>// Выполнение транзакции</text:p>
        </text:list-item>
        <text:list-item>
          <text:p text:style-name="P62"><text:s text:c="8"/>transaction.Commit();</text:p>
        </text:list-item>
        <text:list-item>
          <text:p text:style-name="P62"><text:s text:c="4"/>}</text:p>
        </text:list-item>
        <text:list-item>
          <text:p text:style-name="P62">}</text:p>
        </text:list-item>
      </text:list>
      <text:p text:style-name="Standard"/>
      <text:p text:style-name="Standard"/>
      <text:p text:style-name="P53">Листинг <text:span text:style-name="T71">3</text:span>. <text:span text:style-name="T35">Output</text:span></text:p>
      <text:list text:continue-numbering="true" text:style-name="Нумерация_20_кода">
        <text:list-item text:start-value="1">
          <text:p text:style-name="P62"><text:s text:c="4"/>static void Output(){</text:p>
        </text:list-item>
        <text:list-item>
          <text:p text:style-name="P62"><text:s text:c="12"/>using (var connect = new SqliteConnection(con)) {</text:p>
        </text:list-item>
        <text:list-item>
          <text:p text:style-name="P62"><text:s text:c="12"/>connect.Open();</text:p>
        </text:list-item>
        <text:list-item>
          <text:p text:style-name="P62"><text:s text:c="12"/>var command = connect.CreateCommand();</text:p>
        </text:list-item>
        <text:list-item>
          <text:p text:style-name="P62"><text:s text:c="16"/>command.CommandText = @"</text:p>
        </text:list-item>
        <text:list-item>
          <text:p text:style-name="P62"><text:s text:c="16"/>SELECT *</text:p>
        </text:list-item>
        <text:list-item>
          <text:p text:style-name="P62"><text:s text:c="16"/>FROM friends;</text:p>
        </text:list-item>
        <text:list-item>
          <text:p text:style-name="P62"/>
        </text:list-item>
        <text:list-item>
          <text:p text:style-name="P62"><text:s text:c="16"/>SELECT *</text:p>
        </text:list-item>
        <text:list-item>
          <text:p text:style-name="P62"><text:soft-page-break/><text:s text:c="16"/>FROM person;</text:p>
        </text:list-item>
        <text:list-item>
          <text:p text:style-name="P62"><text:s text:c="16"/>";</text:p>
        </text:list-item>
        <text:list-item>
          <text:p text:style-name="P62"><text:s text:c="12"/>var reader = command.ExecuteReader();</text:p>
        </text:list-item>
        <text:list-item>
          <text:p text:style-name="P62"><text:s text:c="12"/>Console.WriteLine("---friends---");</text:p>
        </text:list-item>
        <text:list-item>
          <text:p text:style-name="P62"><text:s text:c="12"/>while (reader.Read()) {</text:p>
        </text:list-item>
        <text:list-item>
          <text:p text:style-name="P62"><text:s text:c="16"/>Console.WriteLine($"{reader["id"]} -&gt; {reader["name"]}");</text:p>
        </text:list-item>
        <text:list-item>
          <text:p text:style-name="P62"><text:s text:c="12"/>}</text:p>
        </text:list-item>
        <text:list-item>
          <text:p text:style-name="P62"><text:s text:c="12"/>// Чтение следующего запроса</text:p>
        </text:list-item>
        <text:list-item>
          <text:p text:style-name="P62"><text:s text:c="12"/>reader.NextResult();</text:p>
        </text:list-item>
        <text:list-item>
          <text:p text:style-name="P62"><text:s text:c="12"/>Console.WriteLine("---person---");</text:p>
        </text:list-item>
        <text:list-item>
          <text:p text:style-name="P62"><text:s text:c="12"/>while (reader.Read()) {</text:p>
        </text:list-item>
        <text:list-item>
          <text:p text:style-name="P62"><text:s text:c="16"/>Console.WriteLine($"{reader["name"]} -&gt; {reader["age"]}");</text:p>
        </text:list-item>
        <text:list-item>
          <text:p text:style-name="P62"><text:s text:c="12"/>}</text:p>
        </text:list-item>
        <text:list-item>
          <text:p text:style-name="P62"><text:s text:c="8"/>} <text:s/></text:p>
        </text:list-item>
      </text:list>
      <text:p text:style-name="P23">Вывод в консоль:</text:p>
      <text:p text:style-name="P50">---friends---</text:p>
      <text:p text:style-name="P50">11 -&gt; Kris</text:p>
      <text:p text:style-name="P50">12 -&gt; Susie</text:p>
      <text:p text:style-name="P50">13 -&gt; Susie</text:p>
      <text:p text:style-name="P50">14 -&gt; Tor</text:p>
      <text:p text:style-name="P50">15 -&gt; Clara</text:p>
      <text:p text:style-name="P50">16 -&gt; Kris</text:p>
      <text:p text:style-name="P50">17 -&gt; Tim</text:p>
      <text:p text:style-name="P50">18 -&gt; Tom</text:p>
      <text:p text:style-name="P50">19 -&gt; Clara</text:p>
      <text:p text:style-name="P50">20 -&gt; Tim</text:p>
      <text:p text:style-name="P50">---person---</text:p>
      <text:p text:style-name="P50">Susie -&gt; 70</text:p>
      <text:p text:style-name="P50">John -&gt; 44</text:p>
      <text:p text:style-name="P50">John -&gt; 65</text:p>
      <text:p text:style-name="P50">Steev -&gt; 22</text:p>
      <text:p text:style-name="P50">Susie -&gt; 72</text:p>
      <text:p text:style-name="P50">Robert -&gt; 31</text:p>
      <text:p text:style-name="P50">Steev -&gt; 64</text:p>
      <text:p text:style-name="P50">Susie -&gt; 45</text:p>
      <text:p text:style-name="P50"><text:soft-page-break/>John -&gt; 51</text:p>
      <text:p text:style-name="P50">Toby -&gt; 18</text:p>
      <text:p text:style-name="P50">Robert -&gt; 33</text:p>
      <text:p text:style-name="P50">Robert -&gt; 87</text:p>
      <text:p text:style-name="P50">Kris -&gt; 75</text:p>
      <text:p text:style-name="P50">Toby -&gt; 12</text:p>
      <text:p text:style-name="P50">Robert -&gt; 68</text:p>
      <text:p text:style-name="P50">Susie -&gt; 85</text:p>
      <text:p text:style-name="P50">Kris -&gt; 55</text:p>
      <text:p text:style-name="P50">Tor -&gt; 14</text:p>
      <text:p text:style-name="P50">Kris -&gt; 9</text:p>
      <text:p text:style-name="P50">Tim -&gt; 84</text:p>
      <text:p text:style-name="P50">John -&gt; 66</text:p>
      <text:p text:style-name="P50">Tom -&gt; 8</text:p>
      <text:p text:style-name="P50">Tod -&gt; 41</text:p>
      <text:p text:style-name="P50">Tor -&gt; 41</text:p>
      <text:p text:style-name="P50">Clara -&gt; 38</text:p>
      <text:p text:style-name="P50">Tom -&gt; 98</text:p>
      <text:p text:style-name="P50">Tim -&gt; 64</text:p>
      <text:p text:style-name="P50">Susie -&gt; 71</text:p>
      <text:p text:style-name="P50">Clara -&gt; 12</text:p>
      <text:p text:style-name="P50">Tim -&gt; 82</text:p>
      <text:p text:style-name="Standard"/>
      <text:p text:style-name="Standard"/>
      <text:p text:style-name="P53">Листинг <text:span text:style-name="T35">4</text:span>. <text:span text:style-name="T7">NumbersHaveTranz</text:span><text:span text:style-name="T31"> </text:span><text:span text:style-name="T47">и </text:span><text:span text:style-name="T33">NumbersNotHaveTranz</text:span></text:p>
      <text:list text:continue-numbering="true" text:style-name="Нумерация_20_кода">
        <text:list-item text:start-value="1">
          <text:p text:style-name="P62"><text:s text:c="4"/>static void NumbersHaveTranz(){</text:p>
        </text:list-item>
        <text:list-item>
          <text:p text:style-name="P62"><text:s text:c="8"/>timer.Start();</text:p>
        </text:list-item>
        <text:list-item>
          <text:p text:style-name="P62"><text:s text:c="8"/>using (var connect = new SqliteConnection(con)) {</text:p>
        </text:list-item>
        <text:list-item>
          <text:p text:style-name="P62"><text:s text:c="12"/>Random r = new Random();</text:p>
        </text:list-item>
        <text:list-item>
          <text:p text:style-name="P62"><text:s text:c="12"/>connect.Open();</text:p>
        </text:list-item>
        <text:list-item>
          <text:p text:style-name="P62"><text:s text:c="12"/>var transaction = connect.BeginTransaction();</text:p>
        </text:list-item>
        <text:list-item>
          <text:p text:style-name="P62"><text:s text:c="12"/>// Получение запросов для транзакции</text:p>
        </text:list-item>
        <text:list-item>
          <text:p text:style-name="P62"><text:s text:c="12"/>for (int i = 0; i &lt; 1000; i++) { <text:s text:c="15"/></text:p>
        </text:list-item>
        <text:list-item>
          <text:p text:style-name="P62"><text:s text:c="16"/>var command = connect.CreateCommand();</text:p>
        </text:list-item>
        <text:list-item>
          <text:p text:style-name="P62"><text:s text:c="16"/>command.CommandText = @"INSERT </text:p>
        </text:list-item>
        <text:list-item>
          <text:p text:style-name="P62"><text:s text:c="16"/>INTO numbers (short, long) </text:p>
        </text:list-item>
        <text:list-item>
          <text:p text:style-name="P62"><text:soft-page-break/><text:s text:c="16"/>VALUES ($short, $long)</text:p>
        </text:list-item>
        <text:list-item>
          <text:p text:style-name="P62"><text:s text:c="16"/>";</text:p>
        </text:list-item>
        <text:list-item>
          <text:p text:style-name="P62"><text:s text:c="16"/>int name = r.Next(1,10);</text:p>
        </text:list-item>
        <text:list-item>
          <text:p text:style-name="P62"><text:s text:c="16"/>int birthday = r.Next(1, 10000); <text:s text:c="7"/></text:p>
        </text:list-item>
        <text:list-item>
          <text:p text:style-name="P62"><text:s text:c="16"/>SqliteParameter param1 = new SqliteParameter("$short", name);</text:p>
        </text:list-item>
        <text:list-item>
          <text:p text:style-name="P62"><text:s text:c="16"/>command.Parameters.Add(param1);</text:p>
        </text:list-item>
        <text:list-item>
          <text:p text:style-name="P62"><text:s text:c="16"/>SqliteParameter param2 = new SqliteParameter("$long", birthday);</text:p>
        </text:list-item>
        <text:list-item>
          <text:p text:style-name="P62"><text:s text:c="16"/>command.Parameters.Add(param2); </text:p>
        </text:list-item>
        <text:list-item>
          <text:p text:style-name="P62"><text:s text:c="4"/></text:p>
        </text:list-item>
        <text:list-item>
          <text:p text:style-name="P62"><text:s text:c="16"/>command.ExecuteNonQuery();</text:p>
        </text:list-item>
        <text:list-item>
          <text:p text:style-name="P62"><text:s text:c="12"/>}</text:p>
        </text:list-item>
        <text:list-item>
          <text:p text:style-name="P62"><text:s text:c="12"/>// Выполнение транзакции</text:p>
        </text:list-item>
        <text:list-item>
          <text:p text:style-name="P62"><text:s text:c="12"/>transaction.Commit();</text:p>
        </text:list-item>
        <text:list-item>
          <text:p text:style-name="P62"><text:s text:c="8"/>}</text:p>
        </text:list-item>
        <text:list-item>
          <text:p text:style-name="P62"><text:s text:c="8"/>timer.Stop();</text:p>
        </text:list-item>
        <text:list-item>
          <text:p text:style-name="P62"><text:s text:c="8"/>Console.WriteLine($"Транзакция: {timer.ElapsedMilliseconds}ms");</text:p>
        </text:list-item>
        <text:list-item>
          <text:p text:style-name="P62"><text:s text:c="4"/>}</text:p>
        </text:list-item>
        <text:list-item>
          <text:p text:style-name="P62"><text:s text:c="4"/>/////////////</text:p>
        </text:list-item>
        <text:list-item>
          <text:p text:style-name="P62"><text:s text:c="4"/>static void NumbersNotHaveTranz(){</text:p>
        </text:list-item>
        <text:list-item>
          <text:p text:style-name="P62"><text:s text:c="8"/>timer.Restart();</text:p>
        </text:list-item>
        <text:list-item>
          <text:p text:style-name="P62"><text:s text:c="8"/>using (var connect = new SqliteConnection(con)) {</text:p>
        </text:list-item>
        <text:list-item>
          <text:p text:style-name="P62"><text:s text:c="12"/>Random r = new Random();</text:p>
        </text:list-item>
        <text:list-item>
          <text:p text:style-name="P62"><text:s text:c="12"/>connect.Open();</text:p>
        </text:list-item>
        <text:list-item>
          <text:p text:style-name="P62"><text:s text:c="12"/>// Получение запросов для транзакции</text:p>
        </text:list-item>
        <text:list-item>
          <text:p text:style-name="P62"><text:s text:c="12"/>for (int i = 0; i &lt; 1000; i++) { <text:s text:c="15"/></text:p>
        </text:list-item>
        <text:list-item>
          <text:p text:style-name="P62"><text:s text:c="16"/>var command = connect.CreateCommand();</text:p>
        </text:list-item>
        <text:list-item>
          <text:p text:style-name="P62"><text:s text:c="16"/>command.CommandText = @"INSERT </text:p>
        </text:list-item>
        <text:list-item>
          <text:p text:style-name="P62"><text:s text:c="16"/>INTO numbers (short, long) </text:p>
        </text:list-item>
        <text:list-item>
          <text:p text:style-name="P62"><text:s text:c="16"/>VALUES ($short, $long)</text:p>
        </text:list-item>
        <text:list-item>
          <text:p text:style-name="P62"><text:s text:c="16"/>";</text:p>
        </text:list-item>
        <text:list-item>
          <text:p text:style-name="P62"><text:s text:c="16"/>int name = r.Next(1,10);</text:p>
        </text:list-item>
        <text:list-item>
          <text:p text:style-name="P62"><text:s text:c="16"/>int birthday = r.Next(1, 10000); <text:s text:c="7"/></text:p>
        </text:list-item>
        <text:list-item>
          <text:p text:style-name="P62"><text:s text:c="16"/>SqliteParameter param1 = new SqliteParameter("$short", name);</text:p>
        </text:list-item>
        <text:list-item>
          <text:p text:style-name="P62"><text:s text:c="16"/>command.Parameters.Add(param1);</text:p>
        </text:list-item>
        <text:list-item>
          <text:p text:style-name="P62"><text:soft-page-break/><text:s text:c="16"/>SqliteParameter param2 = new SqliteParameter("$long", birthday);</text:p>
        </text:list-item>
        <text:list-item>
          <text:p text:style-name="P62"><text:s text:c="16"/>command.Parameters.Add(param2); </text:p>
        </text:list-item>
        <text:list-item>
          <text:p text:style-name="P62"><text:s text:c="4"/></text:p>
        </text:list-item>
        <text:list-item>
          <text:p text:style-name="P62"><text:s text:c="16"/>command.ExecuteNonQuery();</text:p>
        </text:list-item>
        <text:list-item>
          <text:p text:style-name="P62"><text:s text:c="12"/>}</text:p>
        </text:list-item>
        <text:list-item>
          <text:p text:style-name="P62"><text:s text:c="8"/>}</text:p>
        </text:list-item>
        <text:list-item>
          <text:p text:style-name="P62"><text:s text:c="8"/>timer.Stop();</text:p>
        </text:list-item>
        <text:list-item>
          <text:p text:style-name="P62"><text:s text:c="8"/>Console.WriteLine($"Не транзакция: {timer.ElapsedMilliseconds}ms");</text:p>
        </text:list-item>
        <text:list-item>
          <text:p text:style-name="P62"><text:s text:c="4"/>}</text:p>
        </text:list-item>
      </text:list>
      <text:p text:style-name="P23">Вывод в консоль:</text:p>
      <text:p text:style-name="P50">Транзакция: 135 ms</text:p>
      <text:p text:style-name="P50">Не транзакция: 72895 ms</text:p>
      <text:p text:style-name="P25">Даже невооружённым глазом видно, что транзакция очень сильно оптимизирует программу. Это из-за того что она сначала собирает все команды в себя, а затем выполняет их все как одну, а не выполняет поочерёдно 1000 команд.</text:p>
      <text:p text:style-name="Standard"/>
      <text:p text:style-name="P54">Листинг <text:span text:style-name="T35">5</text:span>. <text:span text:style-name="T33">Zapros1</text:span></text:p>
      <text:list text:continue-numbering="true" text:style-name="Нумерация_20_кода">
        <text:list-item text:start-value="1">
          <text:p text:style-name="P62"><text:s text:c="5"/>static void Zapros1(){</text:p>
        </text:list-item>
        <text:list-item>
          <text:p text:style-name="P62"><text:s text:c="8"/>using (var connect = new SqliteConnection(con)) {</text:p>
        </text:list-item>
        <text:list-item>
          <text:p text:style-name="P62"><text:s text:c="12"/>connect.Open();</text:p>
        </text:list-item>
        <text:list-item>
          <text:p text:style-name="P62"><text:s text:c="12"/>var command = connect.CreateCommand();</text:p>
        </text:list-item>
        <text:list-item>
          <text:p text:style-name="P62"><text:s text:c="12"/>command.CommandText = @"</text:p>
        </text:list-item>
        <text:list-item>
          <text:p text:style-name="P62"><text:s text:c="16"/>SELECT * </text:p>
        </text:list-item>
        <text:list-item>
          <text:p text:style-name="P62"><text:s text:c="16"/>FROM numbers </text:p>
        </text:list-item>
        <text:list-item>
          <text:p text:style-name="P62"><text:s text:c="16"/>WHERE long &gt; 1000 </text:p>
        </text:list-item>
        <text:list-item>
          <text:p text:style-name="P62"><text:s text:c="16"/>AND long &lt; 5000 </text:p>
        </text:list-item>
        <text:list-item>
          <text:p text:style-name="P62"><text:s text:c="16"/>AND long % 7 == 0;</text:p>
        </text:list-item>
        <text:list-item>
          <text:p text:style-name="P62"><text:s text:c="16"/>";</text:p>
        </text:list-item>
        <text:list-item>
          <text:p text:style-name="P62"><text:s text:c="12"/>var reader = command.ExecuteReader();</text:p>
        </text:list-item>
        <text:list-item>
          <text:p text:style-name="P62"><text:s text:c="12"/>while (reader.Read()) {</text:p>
        </text:list-item>
        <text:list-item>
          <text:p text:style-name="P62"><text:s text:c="16"/>Console.WriteLine($"{reader["short"]} -&gt; {reader["long"]}");</text:p>
        </text:list-item>
        <text:list-item>
          <text:p text:style-name="P62"><text:s text:c="12"/>}</text:p>
        </text:list-item>
        <text:list-item>
          <text:p text:style-name="P62"><text:s text:c="8"/>}</text:p>
        </text:list-item>
        <text:list-item>
          <text:p text:style-name="P62"><text:soft-page-break/><text:s text:c="4"/>}</text:p>
        </text:list-item>
      </text:list>
      <text:p text:style-name="P23">Вывод в консоль:</text:p>
      <text:p text:style-name="P50">8 -&gt; 1771</text:p>
      <text:p text:style-name="P50">9 -&gt; 4214</text:p>
      <text:p text:style-name="P50">8 -&gt; 2688</text:p>
      <text:p text:style-name="P50">5 -&gt; 1295</text:p>
      <text:p text:style-name="P50">5 -&gt; 1687</text:p>
      <text:p text:style-name="P50">3 -&gt; 3745</text:p>
      <text:p text:style-name="P50">4 -&gt; 3192</text:p>
      <text:p text:style-name="P50">6 -&gt; 1442</text:p>
      <text:p text:style-name="P50">4 -&gt; 3052</text:p>
      <text:p text:style-name="P50">3 -&gt; 1225</text:p>
      <text:p text:style-name="P50">1 -&gt; 3570</text:p>
      <text:p text:style-name="P50">7 -&gt; 1876</text:p>
      <text:p text:style-name="P50">3 -&gt; 3269</text:p>
      <text:p text:style-name="P50">...</text:p>
      <text:p text:style-name="P26">Простой запрос использующий базовые команды: больше/меньше, нахождение остатка. Выводит записи где элементы второго столбца больше 1000 и меньше 5000 и кратны 7.</text:p>
      <text:p text:style-name="Standard"/>
      <text:p text:style-name="P54">Листинг <text:span text:style-name="T36">6</text:span>. <text:span text:style-name="T33">Zapros</text:span><text:span text:style-name="T34">6</text:span></text:p>
      <text:list text:continue-numbering="true" text:style-name="Нумерация_20_кода">
        <text:list-item text:start-value="1">
          <text:p text:style-name="P63"><text:s text:c="4"/><text:span text:style-name="T35">static void Zapros6(){</text:span></text:p>
        </text:list-item>
        <text:list-item>
          <text:p text:style-name="P63"><text:span text:style-name="T35"><text:s text:c="8"/>using (var connect = new SqliteConnection(con)) {</text:span></text:p>
        </text:list-item>
        <text:list-item>
          <text:p text:style-name="P63"><text:span text:style-name="T35"><text:s text:c="12"/>connect.Open();</text:span></text:p>
        </text:list-item>
        <text:list-item>
          <text:p text:style-name="P63"><text:span text:style-name="T35"><text:s text:c="12"/>var command = connect.CreateCommand();</text:span></text:p>
        </text:list-item>
        <text:list-item>
          <text:p text:style-name="P63"><text:span text:style-name="T35"><text:s text:c="12"/>command.CommandText = @"</text:span></text:p>
        </text:list-item>
        <text:list-item>
          <text:p text:style-name="P63"><text:span text:style-name="T35"><text:s text:c="16"/>SELECT * </text:span></text:p>
        </text:list-item>
        <text:list-item>
          <text:p text:style-name="P63"><text:span text:style-name="T35"><text:s text:c="16"/>FROM numbers </text:span></text:p>
        </text:list-item>
        <text:list-item>
          <text:p text:style-name="P63"><text:span text:style-name="T35"><text:s text:c="16"/>WHERE</text:span></text:p>
        </text:list-item>
        <text:list-item>
          <text:p text:style-name="P63"><text:span text:style-name="T35"><text:s text:c="16"/>CAST (long as TEXT) not like '%0%'</text:span></text:p>
        </text:list-item>
        <text:list-item>
          <text:p text:style-name="P63"><text:span text:style-name="T35"><text:s text:c="16"/>AND CAST(long as INTEGER) % 3 == 0 </text:span></text:p>
        </text:list-item>
        <text:list-item>
          <text:p text:style-name="P63"><text:span text:style-name="T35"><text:s text:c="16"/>ORDER BY long</text:span></text:p>
        </text:list-item>
        <text:list-item>
          <text:p text:style-name="P63"><text:span text:style-name="T35"><text:s text:c="16"/>;";</text:span></text:p>
        </text:list-item>
        <text:list-item>
          <text:p text:style-name="P63"><text:span text:style-name="T35"><text:s text:c="12"/>var reader = command.ExecuteReader();</text:span></text:p>
        </text:list-item>
        <text:list-item>
          <text:p text:style-name="P63"><text:span text:style-name="T35"><text:s text:c="12"/>while (reader.Read()) {</text:span></text:p>
        </text:list-item>
        <text:list-item>
          <text:p text:style-name="P63"><text:soft-page-break/><text:span text:style-name="T35"><text:s text:c="16"/>Console.WriteLine($"{reader["short"]} -&gt; {reader["long"]}");</text:span></text:p>
        </text:list-item>
        <text:list-item>
          <text:p text:style-name="P63"><text:span text:style-name="T35"><text:s text:c="12"/>}</text:span></text:p>
        </text:list-item>
        <text:list-item>
          <text:p text:style-name="P63"><text:span text:style-name="T35"><text:s text:c="8"/>}</text:span></text:p>
        </text:list-item>
        <text:list-item>
          <text:p text:style-name="P63"><text:span text:style-name="T35"><text:s text:c="4"/>}</text:span></text:p>
        </text:list-item>
      </text:list>
      <text:p text:style-name="P23">Вывод в консоль:</text:p>
      <text:p text:style-name="P50">1 -&gt; 15</text:p>
      <text:p text:style-name="P50">8 -&gt; 33</text:p>
      <text:p text:style-name="P50">8 -&gt; 66</text:p>
      <text:p text:style-name="P50">7 -&gt; 87</text:p>
      <text:p text:style-name="P50">2 -&gt; 156</text:p>
      <text:p text:style-name="P50">4 -&gt; 174</text:p>
      <text:p text:style-name="P50">3 -&gt; 174</text:p>
      <text:p text:style-name="P50">6 -&gt; 219</text:p>
      <text:p text:style-name="P50">2 -&gt; 249</text:p>
      <text:p text:style-name="P50">5 -&gt; 264</text:p>
      <text:p text:style-name="P50">3 -&gt; 279</text:p>
      <text:p text:style-name="P50">...</text:p>
      <text:p text:style-name="P27">Использует конструкцию <text:span text:style-name="T25">COST([col] as [type]). </text:span><text:span text:style-name="T38">Где </text:span><text:span text:style-name="T25">col – </text:span><text:span text:style-name="T38">имя столбца, </text:span><text:span text:style-name="T37">type – </text:span><text:span text:style-name="T48">тип в который конвертируем столбец. %</text:span><text:span text:style-name="T37">0% - </text:span><text:span text:style-name="T48">говорит о том, что до и после 0 есть что-то, будь то пробел, элемент или ничего.</text:span></text:p>
      <text:p text:style-name="Standard"/>
      <text:p text:style-name="P54">Листинг <text:span text:style-name="T36">7</text:span>. <text:span text:style-name="T33">Zapros</text:span><text:span text:style-name="T34">7</text:span></text:p>
      <text:list text:continue-numbering="true" text:style-name="Нумерация_20_кода">
        <text:list-item text:start-value="1">
          <text:p text:style-name="P63"><text:s text:c="4"/><text:span text:style-name="T35">static void Zapros7(){</text:span></text:p>
        </text:list-item>
        <text:list-item>
          <text:p text:style-name="P63"><text:span text:style-name="T35"><text:s text:c="8"/>using (var connect = new SqliteConnection(con)) {</text:span></text:p>
        </text:list-item>
        <text:list-item>
          <text:p text:style-name="P63"><text:span text:style-name="T35"><text:s text:c="12"/>connect.Open();</text:span></text:p>
        </text:list-item>
        <text:list-item>
          <text:p text:style-name="P63"><text:span text:style-name="T35"><text:s text:c="12"/>var command = connect.CreateCommand();</text:span></text:p>
        </text:list-item>
        <text:list-item>
          <text:p text:style-name="P63"><text:span text:style-name="T35"><text:s text:c="12"/>command.CommandText = @"</text:span></text:p>
        </text:list-item>
        <text:list-item>
          <text:p text:style-name="P63"><text:span text:style-name="T35"><text:s text:c="16"/>SELECT * </text:span></text:p>
        </text:list-item>
        <text:list-item>
          <text:p text:style-name="P63"><text:span text:style-name="T35"><text:s text:c="16"/>FROM person</text:span></text:p>
        </text:list-item>
        <text:list-item>
          <text:p text:style-name="P63"><text:span text:style-name="T35"><text:s text:c="16"/>WHERE name like 'T%'</text:span></text:p>
        </text:list-item>
        <text:list-item>
          <text:p text:style-name="P63"><text:span text:style-name="T35"><text:s text:c="16"/>AND Length(name) == 3</text:span></text:p>
        </text:list-item>
        <text:list-item>
          <text:p text:style-name="P63"><text:span text:style-name="T35"><text:s text:c="16"/>AND age &lt; 45</text:span></text:p>
        </text:list-item>
        <text:list-item>
          <text:p text:style-name="P63"><text:span text:style-name="T35"><text:s text:c="16"/>;";</text:span></text:p>
        </text:list-item>
        <text:list-item>
          <text:p text:style-name="P63"><text:span text:style-name="T35"><text:s text:c="12"/>var reader = command.ExecuteReader();</text:span></text:p>
        </text:list-item>
        <text:list-item>
          <text:p text:style-name="P63"><text:span text:style-name="T35"><text:s text:c="12"/>while (reader.Read()) {</text:span></text:p>
        </text:list-item>
        <text:list-item>
          <text:p text:style-name="P63"><text:soft-page-break/><text:span text:style-name="T35"><text:s text:c="16"/>Console.WriteLine($"{reader["name"]} -&gt; {reader["age"]}");</text:span></text:p>
        </text:list-item>
        <text:list-item>
          <text:p text:style-name="P63"><text:span text:style-name="T35"><text:s text:c="12"/>}</text:span></text:p>
        </text:list-item>
        <text:list-item>
          <text:p text:style-name="P63"><text:span text:style-name="T35"><text:s text:c="8"/>}</text:span></text:p>
        </text:list-item>
        <text:list-item>
          <text:p text:style-name="P63"><text:span text:style-name="T35"><text:s text:c="4"/>}</text:span></text:p>
        </text:list-item>
      </text:list>
      <text:p text:style-name="P23">Вывод в консоль:</text:p>
      <text:p text:style-name="P50">Tor -&gt; 14</text:p>
      <text:p text:style-name="P50">Tom -&gt; 8</text:p>
      <text:p text:style-name="P50">Tod -&gt; 41</text:p>
      <text:p text:style-name="P50">Tor -&gt; 41</text:p>
      <text:p text:style-name="P28">Использует <text:span text:style-name="T25">T% </text:span><text:span text:style-name="T38">что бы показать что первый символ это «</text:span><text:span text:style-name="T25">T</text:span><text:span text:style-name="T38">», а то что после не важно. </text:span><text:span text:style-name="T25">LENGTH([col]) </text:span><text:span text:style-name="T38">хранит длину (кол-во символов) у столбца </text:span><text:span text:style-name="T25">col.</text:span></text:p>
      <text:p text:style-name="P24"/>
      <text:p text:style-name="P24"/>
      <text:h text:style-name="P21" text:outline-level="2">Вывод</text:h>
      <text:p text:style-name="P49">В ходе работы мной была разработана программа с использованием <text:span text:style-name="T25">SQLite, </text:span><text:span text:style-name="T38">которая выполняет несколько запросов. Заполнена таблица с использованием транзакции и без, выявлено время выполнения данных операций. Получены знания об использовании транзакций, углублены знания о</text:span><text:span text:style-name="T25"> SQLite</text:span><text:span text:style-name="T38"> в</text:span><text:span text:style-name="T25"> C#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9H52M11S</meta:editing-duration>
    <meta:editing-cycles>83</meta:editing-cycles>
    <meta:generator>LibreOffice/24.2.4.2$Windows_X86_64 LibreOffice_project/51a6219feb6075d9a4c46691dcfe0cd9c4fff3c2</meta:generator>
    <dc:title>Реферат ГОСТ</dc:title>
    <dc:date>2024-10-01T21:26:54.735000000</dc:date>
    <meta:print-date>2024-10-01T00:40:56.953863520</meta:print-date>
    <meta:printed-by>Файлы PDF</meta:printed-by>
    <meta:document-statistic meta:table-count="0" meta:image-count="0" meta:object-count="0" meta:page-count="14" meta:paragraph-count="393" meta:word-count="1899" meta:character-count="14870" meta:non-whitespace-character-count="10966"/>
  </office:meta>
</office:document-meta>
</file>